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7ac8" officeooo:paragraph-rsid="000b7ac8"/>
    </style:style>
    <style:style style:name="P2" style:family="paragraph" style:parent-style-name="Standard">
      <style:text-properties officeooo:rsid="000c708c" officeooo:paragraph-rsid="000c708c"/>
    </style:style>
    <style:style style:name="P3" style:family="paragraph" style:parent-style-name="Standard">
      <style:text-properties officeooo:rsid="000c8fc9" officeooo:paragraph-rsid="000c8fc9"/>
    </style:style>
    <style:style style:name="P4" style:family="paragraph" style:parent-style-name="Standard">
      <style:text-properties fo:font-weight="bold" officeooo:rsid="000c708c" officeooo:paragraph-rsid="000c708c" style:font-weight-asian="bold" style:font-weight-complex="bold"/>
    </style:style>
    <style:style style:name="P5" style:family="paragraph" style:parent-style-name="Standard">
      <style:paragraph-properties fo:text-align="center" style:justify-single-word="false"/>
      <style:text-properties fo:font-size="14pt" fo:font-weight="bold" officeooo:rsid="000b7ac8" officeooo:paragraph-rsid="000b7ac8" style:font-size-asian="14pt" style:font-weight-asian="bold" style:font-size-complex="14pt" style:font-weight-complex="bold"/>
    </style:style>
    <style:style style:name="P6" style:family="paragraph" style:parent-style-name="Header">
      <style:text-properties officeooo:rsid="000db24b" officeooo:paragraph-rsid="000db24b"/>
    </style:style>
    <style:style style:name="P7" style:family="paragraph" style:parent-style-name="Heading_20_3">
      <style:paragraph-properties fo:text-align="center" style:justify-single-word="false"/>
      <style:text-properties fo:font-weight="bold" style:font-weight-asian="bold" style:font-weight-complex="bold"/>
    </style:style>
    <style:style style:name="P8" style:family="paragraph" style:parent-style-name="Heading_20_3">
      <style:paragraph-properties fo:text-align="center" style:justify-single-word="false"/>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Overview of the Operating System<text:a xlink:type="simple" xlink:href="#__RefHeading___Toc211_1883491539" text:style-name="Index_20_Link" text:visited-style-name="Index_20_Link"><text:tab/>2</text:a></text:p>
          <text:p text:style-name="P9">Summary of Commands<text:a xlink:type="simple" xlink:href="#__RefHeading___Toc213_1883491539" text:style-name="Index_20_Link" text:visited-style-name="Index_20_Link"><text:tab/>3</text:a></text:p>
          <text:p text:style-name="P9">Detailed Description of Each Command<text:a xlink:type="simple" xlink:href="#__RefHeading___Toc215_1883491539" text:style-name="Index_20_Link" text:visited-style-name="Index_20_Link"><text:tab/>4</text:a></text:p>
          <text:p text:style-name="P9">Summary of Error Messages<text:a xlink:type="simple" xlink:href="#__RefHeading___Toc217_1883491539" text:style-name="Index_20_Link" text:visited-style-name="Index_20_Link"><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h text:style-name="P7" text:outline-level="3"><text:bookmark-start text:name="__RefHeading___Toc211_1883491539"/>Overview of the Operating System<text:bookmark-end text:name="__RefHeading___Toc211_1883491539"/></text:h>
      <text:p text:style-name="P1"/>
      <text:p text:style-name="P2">SmithOS is very easy to use and full of amazing features! You can view the current version of the operating system, display the current time and date, view all of the files in the directory, get help on using the operating system and even exit the operating system!</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P8" text:outline-level="3"><text:bookmark-start text:name="__RefHeading___Toc213_1883491539"/>Summary of Commands<text:bookmark-end text:name="__RefHeading___Toc213_1883491539"/></text:h>
      <text:p text:style-name="P3">SmithOS contains the following commands to use: version, date, directory, exit, and help.</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h text:style-name="P8" text:outline-level="3"><text:bookmark-start text:name="__RefHeading___Toc215_1883491539"/>Detailed Description of Each Command<text:bookmark-end text:name="__RefHeading___Toc215_1883491539"/></text:h>
      <text:p text:style-name="P2"/>
      <text:p text:style-name="P4">All commands are typed in lower case letters.</text:p>
      <text:p text:style-name="P2">1. version – This command displays the current version of the system on the screen. <text:s/>To use this command, you just have to type “version” and press enter.</text:p>
      <text:p text:style-name="P2"/>
      <text:p text:style-name="P2">2. date – This command displays the current date and time on the screen. To use this command, you just have to type “date” and press enter.</text:p>
      <text:p text:style-name="P2"/>
      <text:p text:style-name="P2">3. directory – This command will display a list of all the files in the operating system's directory. To use this command, you just have to type “directory” and press enter.</text:p>
      <text:p text:style-name="P2"/>
      <text:p text:style-name="P2">4. exit – This command will ask you if you want to shut the operating system down. Type “exit” to use this command. Just enter “yes” to exit the system or “no” to return back to the system's main screen.</text:p>
      <text:p text:style-name="P2"/>
      <text:p text:style-name="P2">5. help – This command will bring you to the help menu for the system. Type “help” to use this command. The help menu will ask you to type which command you would like help with. For example, if you need help with the directory command, you would just type “directory” and a description of the command will be shown on the screen. If you enter the wrong choice, you will get “Invalid option, Please try again!”. If this happens, you will just have to enter the correct command afterwards.</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P8" text:outline-level="3"><text:bookmark-start text:name="__RefHeading___Toc217_1883491539"/>Summary of Error Messages<text:bookmark-end text:name="__RefHeading___Toc217_1883491539"/></text:h>
      <text:p text:style-name="P3"/>
      <text:p text:style-name="P3">Currently in version 1.5, the only error you will receive is the “Invalid option! Please try again!” error if the wrong choice is entered either in the main menu or in the help menu. After receiving this error message, all you have to do is retype the command and the system will function normally agai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alphabetical-index text:style-name="Sect1" text:protected="true" text:name="Alphabetical Index1">
        <text:alphabetical-index-source text:main-entry-style-name="Main_20_index_20_entry" text:sort-algorithm="alphanumeric" fo:language="en" fo:country="US" text:index-scope="chapter">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text:soft-page-break/>Alphabetical Index</text:p>
          </text:index-title>
        </text:index-body>
      </text:alphabetical-index>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b24b" officeooo:paragraph-rsid="000db24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9T22:23:39.893892561</meta:creation-date>
    <dc:date>2015-08-29T23:52:44.891680639</dc:date>
    <meta:editing-duration>PT5M59S</meta:editing-duration>
    <meta:editing-cycles>2</meta:editing-cycles>
    <meta:generator>LibreOffice/4.4.2.2$Linux_X86_64 LibreOffice_project/40m0$Build-2</meta:generator>
    <meta:document-statistic meta:table-count="0" meta:image-count="0" meta:object-count="0" meta:page-count="6" meta:paragraph-count="19" meta:word-count="378" meta:character-count="2127" meta:non-whitespace-character-count="1762"/>
  </office:meta>
</office:document-meta>
</file>